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000000020012125A97AE4C96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cccccc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draw:fill="none" fo:min-height="2.937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min-height="4.516cm" fo:min-width="27.029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950e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35cm" draw:marker-end-width="0.35cm" draw:fill="solid" draw:fill-color="#ff6666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7" style:family="graphic" style:parent-style-name="standard">
      <style:graphic-properties svg:stroke-width="0.1cm" svg:stroke-color="#000000" draw:marker-start-width="0.35cm" draw:marker-end-width="0.35cm" draw:fill="solid" draw:fill-color="#00cc00" draw:textarea-horizontal-align="justify" draw:textarea-vertical-align="middle" draw:auto-grow-height="false" fo:min-height="2.15cm" fo:min-width="5.4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2.144cm" fo:min-width="0.477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35cm" draw:marker-end-width="0.35cm" draw:fill="solid" draw:fill-color="#00cc00" draw:textarea-horizontal-align="justify" draw:textarea-vertical-align="middle" draw:auto-grow-height="false" fo:min-height="5.98cm" fo:min-width="8.706cm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5cm" fo:min-width="8.765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7cm" fo:min-width="8.766cm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ff950e" draw:textarea-horizontal-align="justify" draw:textarea-vertical-align="top" draw:auto-grow-height="false" fo:min-height="21.773cm" fo:min-width="7.852cm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6.278cm" fo:min-width="1.697cm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4cm" fo:min-width="0.429cm" fo:padding-top="0.175cm" fo:padding-bottom="0.175cm" fo:padding-left="0.3cm" fo:padding-right="0.3cm"/>
    </style:style>
    <style:style style:name="gr15" style:family="graphic" style:parent-style-name="standard">
      <style:graphic-properties svg:stroke-width="0.1cm" svg:stroke-color="#cc3300" draw:marker-start-width="0cm" draw:marker-end-width="0cm" draw:fill="solid" draw:fill-color="#ff9900" draw:textarea-horizontal-align="justify" draw:textarea-vertical-align="middle" draw:auto-grow-height="false" fo:min-height="7.258cm" fo:min-width="1.697cm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000000" draw:marker-start-width="0.35cm" draw:marker-end-width="0.35cm" draw:fill="solid" draw:fill-color="#9999ff" draw:textarea-horizontal-align="justify" draw:textarea-vertical-align="middle" draw:auto-grow-height="false" fo:min-height="5.995cm" fo:min-width="8.765cm" fo:padding-top="0.175cm" fo:padding-bottom="0.175cm" fo:padding-left="0.3cm" fo:padding-right="0.3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cm" svg:stroke-color="#000000" draw:marker-start-width="0.35cm" draw:marker-end-width="0.35cm" draw:fill="none" draw:textarea-horizontal-align="justify" draw:textarea-vertical-align="middle" draw:auto-grow-height="false" fo:min-height="2.273cm" fo:min-width="4.328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cc3300" draw:marker-start-width="0.35cm" draw:marker-end-width="0.35cm" draw:fill="solid" draw:fill-color="#ff9900" draw:textarea-vertical-align="middle" draw:auto-grow-height="false" fo:min-height="5.495cm" fo:min-width="5.169cm" fo:padding-top="0.175cm" fo:padding-bottom="0.175cm" fo:padding-left="0.3cm" fo:padding-right="0.3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fo:font-size="60pt" style:font-size-asian="60pt" style:font-size-complex="60pt"/>
    </style:style>
    <style:style style:name="P4" style:family="paragraph">
      <loext:graphic-properties draw:fill="solid" draw:fill-color="#ffffff"/>
      <style:paragraph-properties fo:text-align="center"/>
      <style:text-properties style:font-name="Calibri1" fo:font-size="28pt" style:font-size-asian="28pt" style:font-size-complex="28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loext:graphic-properties draw:fill="solid" draw:fill-color="#ff950e"/>
      <style:paragraph-properties fo:text-align="center"/>
      <style:text-properties style:font-name="Calibri1" fo:font-size="26pt" style:font-size-asian="26pt" style:font-size-complex="26pt"/>
    </style:style>
    <style:style style:name="P7" style:family="paragraph">
      <loext:graphic-properties draw:fill="solid" draw:fill-color="#ff6666"/>
      <style:paragraph-properties fo:text-align="center"/>
      <style:text-properties style:font-name="Calibri1" fo:font-size="26pt" style:font-size-asian="26pt" style:font-size-complex="26pt"/>
    </style:style>
    <style:style style:name="P8" style:family="paragraph">
      <loext:graphic-properties draw:fill="solid" draw:fill-color="#9999ff"/>
      <style:paragraph-properties fo:text-align="center"/>
      <style:text-properties style:font-name="Calibri1" fo:font-size="26pt" style:font-size-asian="26pt" style:font-size-complex="26pt"/>
    </style:style>
    <style:style style:name="P9" style:family="paragraph">
      <loext:graphic-properties draw:fill="solid" draw:fill-color="#00cc00"/>
      <style:paragraph-properties fo:text-align="center"/>
      <style:text-properties style:font-name="Calibri1" fo:font-size="26pt" style:font-size-asian="26pt" style:font-size-complex="26pt"/>
    </style:style>
    <style:style style:name="P10" style:family="paragraph">
      <loext:graphic-properties draw:fill="solid" draw:fill-color="#ff9900"/>
      <style:paragraph-properties fo:text-align="center"/>
    </style:style>
    <style:style style:name="P11" style:family="paragraph">
      <style:paragraph-properties fo:text-align="center"/>
      <style:text-properties fo:font-size="48pt" style:font-size-asian="48pt" style:font-size-complex="48pt"/>
    </style:style>
    <style:style style:name="P12" style:family="paragraph">
      <loext:graphic-properties draw:fill="solid" draw:fill-color="#00cc00"/>
      <style:paragraph-properties fo:text-align="center"/>
      <style:text-properties style:font-name="Calibri1" fo:font-size="48pt" style:font-size-asian="48pt" style:font-size-complex="48pt"/>
    </style:style>
    <style:style style:name="P13" style:family="paragraph">
      <loext:graphic-properties draw:fill="solid" draw:fill-color="#9999ff"/>
      <style:paragraph-properties fo:text-align="center"/>
      <style:text-properties style:font-name="Calibri1" fo:font-size="28pt" style:font-size-asian="28pt" style:font-size-complex="28pt"/>
    </style:style>
    <style:style style:name="P14" style:family="paragraph">
      <loext:graphic-properties draw:fill="solid" draw:fill-color="#ff950e"/>
      <style:paragraph-properties fo:text-align="center"/>
      <style:text-properties style:font-name="Calibri1" fo:font-size="54pt" style:font-size-asian="54pt" style:font-size-complex="54pt"/>
    </style:style>
    <style:style style:name="P15" style:family="paragraph">
      <loext:graphic-properties draw:fill="solid" draw:fill-color="#9999ff"/>
      <style:paragraph-properties fo:text-align="center"/>
      <style:text-properties style:font-name="Calibri1" fo:font-size="48pt" style:font-size-asian="48pt" style:font-size-complex="48pt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/>
      <style:paragraph-properties fo:text-align="center"/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" style:family="text">
      <style:text-properties style:font-name="Calibri1" fo:font-size="60pt" style:font-size-asian="60pt" style:font-size-complex="60pt"/>
    </style:style>
    <style:style style:name="T2" style:family="text">
      <style:text-properties style:font-name="Calibri1" fo:font-size="26pt" style:font-size-asian="26pt" style:font-size-complex="26pt"/>
    </style:style>
    <style:style style:name="T3" style:family="text">
      <style:text-properties style:font-name="Calibri1" fo:font-size="48pt" style:font-size-asian="48pt" style:font-size-complex="48pt"/>
    </style:style>
    <style:style style:name="T4" style:family="text">
      <style:text-properties style:font-name="Calibri1" fo:font-size="22pt" style:font-size-asian="22pt" style:font-size-complex="22pt"/>
    </style:style>
    <style:style style:name="T5" style:family="text">
      <style:text-properties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olygon draw:style-name="gr1" draw:text-style-name="P1" draw:layer="layout" svg:width="49.399cm" svg:height="31.587cm" svg:x="0.8cm" svg:y="0.7cm" svg:viewBox="0 0 49400 31588" draw:points="21759,16289 21759,24 49400,0 49400,31588 0,31588 90,16354">
          <text:p/>
        </draw:polygon>
        <draw:frame draw:style-name="gr2" draw:text-style-name="P3" draw:layer="layout" svg:width="12.103cm" svg:height="3.187cm" svg:x="1.678cm" svg:y="28.839cm">
          <draw:text-box>
            <text:p text:style-name="P2"><text:span text:style-name="T1">DQM4HEP</text:span></text:p>
          </draw:text-box>
        </draw:frame>
        <draw:custom-shape draw:style-name="gr3" draw:text-style-name="P4" draw:layer="layout" svg:width="27.629cm" svg:height="4.866cm" svg:x="22.559cm" svg:y="0.71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6cm" svg:height="2.5cm" svg:x="43.715cm" svg:y="1.837cm">
          <text:p text:style-name="P5"><text:span text:style-name="T2">Shif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6cm" svg:height="2.5cm" svg:x="36.822cm" svg:y="1.837cm">
          <text:p text:style-name="P5"><text:span text:style-name="T2">DA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6cm" svg:height="2.5cm" svg:x="29.907cm" svg:y="1.837cm">
          <text:p text:style-name="P5"><text:span text:style-name="T2">DQM</text:span></text:p>
          <text:p text:style-name="P5"><text:span text:style-name="T2">Interna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draw:layer="layout" svg:width="6cm" svg:height="2.5cm" svg:x="23.073cm" svg:y="1.837cm">
          <text:p text:style-name="P5"><text:span text:style-name="T2">Physicis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2.297cm" svg:height="3.347cm" draw:transform="rotate (1.57847577550367) translate (24.263cm 25.421cm)">
          <text:p/>
          <draw:enhanced-geometry svg:viewBox="0 0 21600 21600" draw:mirror-horizontal="false" draw:mirror-vertical="false" draw:text-areas="?f0 0 ?f2 ?f5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0" draw:layer="layout" svg:width="2.297cm" svg:height="3.347cm" draw:transform="rotate (1.57847577550367) translate (24.239cm 22.643cm)">
          <text:p/>
          <draw:enhanced-geometry svg:viewBox="0 0 21600 21600" draw:mirror-horizontal="false" draw:mirror-vertical="false" draw:text-areas="?f0 0 ?f2 ?f5" draw:type="down-arrow" draw:modifiers="9845.12195121951 5743.0809399477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12" draw:layer="layout" svg:width="9.306cm" svg:height="6.33cm" svg:x="15.249cm" svg:y="19.718cm">
          <text:p text:style-name="P11"><text:span text:style-name="T3">Data </text:span></text:p>
          <text:p text:style-name="P11"><text:span text:style-name="T3">analys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9.365cm" svg:height="6.345cm" svg:x="27.655cm" svg:y="19.11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9.366cm" svg:height="6.346cm" svg:x="27.972cm" svg:y="19.43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4" draw:layer="layout" svg:width="8.452cm" svg:height="22.122cm" svg:x="41.746cm" svg:y="8.158cm">
          <text:p text:style-name="P2"><text:span text:style-name="T4"/></text:p>
          <text:p text:style-name="P2"><text:span text:style-name="T4"/></text:p>
          <text:p text:style-name="P2"><text:span text:style-name="T3">Shift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2.297cm" svg:height="6.629cm" draw:transform="rotate (-1.00199352356995) translate (42.088cm 22.098cm)">
          <text:p/>
          <draw:enhanced-geometry svg:viewBox="0 0 21600 21600" draw:mirror-horizontal="true" draw:mirror-vertical="false" draw:text-areas="?f0 0 ?f2 ?f5" draw:type="down-arrow" draw:modifiers="16531.2883435583 6137.85900783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4" draw:text-style-name="P10" draw:layer="layout" svg:width="2.297cm" svg:height="5.294cm" draw:transform="rotate (1.57847577550367) translate (37.283cm 23.358cm)">
          <text:p/>
          <draw:enhanced-geometry svg:viewBox="0 0 21600 21600" draw:mirror-horizontal="false" draw:mirror-vertical="false" draw:text-areas="?f0 0 ?f2 ?f5" draw:type="down-arrow" draw:modifiers="12988.2023781767 5968.668407310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5" draw:text-style-name="P10" draw:layer="layout" svg:width="2.297cm" svg:height="7.608cm" draw:transform="rotate (-0.786968959724242) translate (41.757cm 15.476cm)">
          <text:p/>
          <draw:enhanced-geometry svg:viewBox="0 0 21600 21600" draw:mirror-horizontal="true" draw:mirror-vertical="true" draw:text-areas="?f0 0 ?f2 ?f5" draw:type="down-arrow" draw:modifiers="16531.2883435583 6137.8590078329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15" draw:layer="layout" svg:width="9.365cm" svg:height="6.345cm" svg:x="28.29cm" svg:y="19.753cm">
          <text:p text:style-name="P11"><text:span text:style-name="T3">Monitor </text:span></text:p>
          <text:p text:style-name="P11"><text:span text:style-name="T3">element</text:span></text:p>
          <text:p text:style-name="P11"><text:span text:style-name="T3">collecto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16" draw:layer="layout" svg:width="5cm" svg:height="5cm" svg:x="43.687cm" svg:y="13.804cm">
          <draw:image xlink:href="Pictures/10000201000002000000020012125A97AE4C9611.png" xlink:type="simple" xlink:show="embed" xlink:actuate="onLoad">
            <text:p/>
          </draw:image>
        </draw:frame>
        <draw:frame draw:style-name="gr17" draw:text-style-name="P16" draw:layer="layout" svg:width="5cm" svg:height="5cm" svg:x="43.687cm" svg:y="19.611cm">
          <draw:image xlink:href="Pictures/10000201000002000000020012125A97AE4C9611.png" xlink:type="simple" xlink:show="embed" xlink:actuate="onLoad">
            <text:p/>
          </draw:image>
        </draw:frame>
        <draw:frame draw:style-name="gr17" draw:text-style-name="P16" draw:layer="layout" svg:width="5cm" svg:height="5cm" svg:x="43.687cm" svg:y="24.608cm">
          <draw:image xlink:href="Pictures/10000201000002000000020012125A97AE4C9611.png" xlink:type="simple" xlink:show="embed" xlink:actuate="onLoad">
            <text:p/>
          </draw:image>
        </draw:frame>
        <draw:custom-shape draw:style-name="gr18" draw:text-style-name="P17" draw:layer="layout" svg:width="5.027cm" svg:height="5.159cm" svg:x="8.412cm" svg:y="10.813cm">
          <text:p text:style-name="P2"><text:span text:style-name="T5">DISK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9" draw:text-style-name="P10" draw:layer="layout" svg:width="5.669cm" svg:height="5.745cm" draw:transform="rotate (1.5707963267949) translate (13.643cm 19.464cm)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51cm" fo:page-height="3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30T21:59:25.086412443</meta:creation-date>
    <dc:date>2018-07-05T11:41:45.669485500</dc:date>
    <meta:editing-duration>PT1H43M25S</meta:editing-duration>
    <meta:editing-cycles>20</meta:editing-cycles>
    <meta:generator>LibreOffice/5.1.6.2$Linux_X86_64 LibreOffice_project/10m0$Build-2</meta:generator>
    <meta:document-statistic meta:object-count="22"/>
  </office:meta>
</office:document-meta>
</file>